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08.8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372.05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2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2, C33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7, R128, R129, R130, R131, R132, R13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11, L12, L13, L15, L16, L17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:1</text:p>
          </table:table-cell>
          <table:table-cell office:value-type="string" calcext:value-type="string">
            <text:p>LQW15ANR12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35, C36, C37, C44, C45, C46, 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:1</text:p>
          </table:table-cell>
          <table:table-cell office:value-type="string" calcext:value-type="string">
            <text:p>LQW15CNR33J10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:1</text:p>
          </table:table-cell>
          <table:table-cell office:value-type="string" calcext:value-type="string">
            <text:p>LQW15AN33N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6 Ohm, 0402, 1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31, C3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4p, 0402, 2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0, C41, C42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:1</text:p>
          </table:table-cell>
          <table:table-cell office:value-type="string" calcext:value-type="string">
            <text:p>LQW15AN68NJ00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DCJ02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FA-128 26.0000MF10Z-AC3 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:1</text:p>
          </table:table-cell>
          <table:table-cell office:value-type="string" calcext:value-type="string">
            <text:p>BLM15AX601SN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THS4521IDGK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3T13:02:33.202948733</dc:date>
    <meta:editing-duration>PT7M32S</meta:editing-duration>
    <meta:editing-cycles>1</meta:editing-cycles>
    <meta:generator>LibreOffice/6.0.7.3$Linux_X86_64 LibreOffice_project/00m0$Build-3</meta:generator>
    <meta:document-statistic meta:table-count="1" meta:cell-count="486" meta:object-count="0"/>
  </office:meta>
</office:document-meta>
</file>